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17S" calcext:value-type="time">
            <text:p>18:11:1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23S" calcext:value-type="time">
            <text:p>18:11:2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25S" calcext:value-type="time">
            <text:p>18:11:25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25S" calcext:value-type="time">
            <text:p>18:11:2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26S" calcext:value-type="time">
            <text:p>18:11:2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27S" calcext:value-type="time">
            <text:p>18:11:2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30S" calcext:value-type="time">
            <text:p>18:11:3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35S" calcext:value-type="time">
            <text:p>18:11: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37S" calcext:value-type="time">
            <text:p>18:11:3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38S" calcext:value-type="time">
            <text:p>18:11:3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47S" calcext:value-type="time">
            <text:p>18:11:4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47S" calcext:value-type="time">
            <text:p>18:11:4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48S" calcext:value-type="time">
            <text:p>18:11:4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48S" calcext:value-type="time">
            <text:p>18:11:4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50S" calcext:value-type="time">
            <text:p>18:11:5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51S" calcext:value-type="time">
            <text:p>18:11:5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54S" calcext:value-type="time">
            <text:p>18:11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54S" calcext:value-type="time">
            <text:p>18:11:5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55S" calcext:value-type="time">
            <text:p>18:11:5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1M57S" calcext:value-type="time">
            <text:p>18:11:5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0S" calcext:value-type="time">
            <text:p>18:12:0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1S" calcext:value-type="time">
            <text:p>18:12:0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1S" calcext:value-type="time">
            <text:p>18:12:0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1S" calcext:value-type="time">
            <text:p>18:12:0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3S" calcext:value-type="time">
            <text:p>18:12:0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4S" calcext:value-type="time">
            <text:p>18:12:0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4S" calcext:value-type="time">
            <text:p>18:12:0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6S" calcext:value-type="time">
            <text:p>18:12:0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07S" calcext:value-type="time">
            <text:p>18:12:0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12M10S" calcext:value-type="time">
            <text:p>18:12:1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14S" calcext:value-type="time">
            <text:p>18:11:1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16S" calcext:value-type="time">
            <text:p>18:11:1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21S" calcext:value-type="time">
            <text:p>18:11:2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24S" calcext:value-type="time">
            <text:p>18:11:24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27S" calcext:value-type="time">
            <text:p>18:11:2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28S" calcext:value-type="time">
            <text:p>18:11:2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28S" calcext:value-type="time">
            <text:p>18:11:28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31S" calcext:value-type="time">
            <text:p>18:11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36S" calcext:value-type="time">
            <text:p>18:11: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37S" calcext:value-type="time">
            <text:p>18:11:3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41S" calcext:value-type="time">
            <text:p>18:11:41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41S" calcext:value-type="time">
            <text:p>18:11:4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41S" calcext:value-type="time">
            <text:p>18:11:4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48S" calcext:value-type="time">
            <text:p>18:11:4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0S" calcext:value-type="time">
            <text:p>18:11:5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1S" calcext:value-type="time">
            <text:p>18:11:51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3S" calcext:value-type="time">
            <text:p>18:11:5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4S" calcext:value-type="time">
            <text:p>18:11:5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6S" calcext:value-type="time">
            <text:p>18:11:5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7S" calcext:value-type="time">
            <text:p>18:11:5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1M59S" calcext:value-type="time">
            <text:p>18:11:5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2M01S" calcext:value-type="time">
            <text:p>18:12:0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2M03S" calcext:value-type="time">
            <text:p>18:12:0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2M05S" calcext:value-type="time">
            <text:p>18:12:0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2M05S" calcext:value-type="time">
            <text:p>18:12:0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12M08S" calcext:value-type="time">
            <text:p>18:12:0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1M22S" calcext:value-type="time">
            <text:p>18:11:2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1M27S" calcext:value-type="time">
            <text:p>18:11:27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1M35S" calcext:value-type="time">
            <text:p>18:11:35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1M46S" calcext:value-type="time">
            <text:p>18:11:4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1M53S" calcext:value-type="time">
            <text:p>18:11:53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12M03S" calcext:value-type="time">
            <text:p>18:12:0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1M25S" calcext:value-type="time">
            <text:p>18:11:2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1M36S" calcext:value-type="time">
            <text:p>18:11:36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1M49S" calcext:value-type="time">
            <text:p>18:11:4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1M59S" calcext:value-type="time">
            <text:p>18:11:59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12M05S" calcext:value-type="time">
            <text:p>18:12:05</text:p>
          </table:table-cell>
          <table:table-cell office:value-type="float" office:value="-84" calcext:value-type="float">
            <text:p>-8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4"/>
          <table:table-cell table:style-name="ce1"/>
        </table:table-row>
        <table:table-row table:style-name="ro1">
          <table:table-cell/>
          <table:table-cell table:style-name="ce5"/>
          <table:table-cell table:style-name="ce1"/>
        </table:table-row>
      </table:table>
      <table:named-expressions/>
      <table:database-ranges>
        <table:database-range table:name="__Anonymous_Sheet_DB__0" table:target-range-address="Sheet1.A2:Sheet1.C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49:22.356224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7:11.931763654</meta:creation-date>
    <meta:generator>LibreOffice/6.0.7.3$Linux_X86_64 LibreOffice_project/00m0$Build-3</meta:generator>
    <dc:date>2019-12-16T17:52:53.604075289</dc:date>
    <meta:editing-duration>PT9M52S</meta:editing-duration>
    <meta:editing-cycles>5</meta:editing-cycles>
    <meta:document-statistic meta:table-count="1" meta:cell-count="204" meta:object-count="0"/>
  </office:meta>
</office:document-meta>
</file>